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6.352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text-properties style:font-name="Arial Black" fo:font-size="72pt"/>
    </style:style>
    <style:style style:name="P2" style:family="paragraph">
      <style:text-properties style:font-name="Calibri" fo:font-size="60pt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style:text-properties style:font-name="Calibri" fo:font-size="60pt"/>
    </style:style>
    <style:style style:name="T1" style:family="text">
      <style:text-properties style:font-size-asian="60pt" style:font-size-complex="60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28cm" svg:height="6.352cm" svg:x="0cm" svg:y="2.8cm" presentation:class="title" presentation:user-transformed="true">
          <draw:text-box>
            <text:p text:style-name="P1">Sopla espíritu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2" draw:layer="layout" svg:width="28cm" svg:height="15.75cm" svg:x="0cm" svg:y="0cm" presentation:class="title" presentation:user-transformed="true">
          <draw:text-box>
            <text:p text:style-name="P4"><text:span text:style-name="T1">Lo siento en mis huesos, estás aquí </text:span><text:span text:style-name="T1"><text:line-break/></text:span><text:span text:style-name="T1">A punto de moverte en un viento recio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2" draw:layer="layout" svg:width="28cm" svg:height="15.75cm" svg:x="0cm" svg:y="0cm" presentation:class="title" presentation:user-transformed="true">
          <draw:text-box>
            <text:p text:style-name="P2"><text:span text:style-name="T2">Dijiste: "Tu Espíritu derramarás"</text:span><text:span text:style-name="T2"><text:line-break/></text:span><text:span text:style-name="T2">Sobre cada uno de tus hijos</text:span><text:span text:style-name="T2"><text:line-break/></text:span><text:span text:style-name="T2">Ven ya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2" draw:layer="layout" svg:width="28cm" svg:height="15.75cm" svg:x="0cm" svg:y="0cm" presentation:class="title" presentation:user-transformed="true">
          <draw:text-box>
            <text:p text:style-name="P2"><text:span text:style-name="T2">Dijiste: "Tu Espíritu derramarás"</text:span><text:span text:style-name="T2"><text:line-break/></text:span><text:span text:style-name="T2">Sobre cada uno de tus hijo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2" draw:layer="layout" svg:width="28cm" svg:height="15.75cm" svg:x="0cm" svg:y="0cm" presentation:class="title" presentation:user-transformed="true">
          <draw:text-box>
            <text:p text:style-name="P2"><text:span text:style-name="T2">Que venga hoy tu lluvia de amor</text:span><text:span text:style-name="T2"><text:line-break/></text:span><text:span text:style-name="T2">Y venga hoy tu gloria, inúndano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2" draw:layer="layout" svg:width="28cm" svg:height="15.75cm" svg:x="0cm" svg:y="0cm" presentation:class="title" presentation:user-transformed="true">
          <draw:text-box>
            <text:p text:style-name="P2"><text:span text:style-name="T2">Estamos fijos en conocer</text:span><text:span text:style-name="T2"><text:line-break/></text:span><text:span text:style-name="T2">Tu gran bondad y ver tu gloria</text:span><text:span text:style-name="T2"><text:line-break/></text:span><text:span text:style-name="T2">Y nos transforma poder ver</text:span><text:span text:style-name="T2"><text:line-break/></text:span><text:span text:style-name="T2">La hermosura de tu presencia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3" draw:text-style-name="P2" draw:layer="layout" svg:width="28cm" svg:height="15.75cm" svg:x="0cm" svg:y="0cm" presentation:class="title" presentation:user-transformed="true">
          <draw:text-box>
            <text:p text:style-name="P2"><text:span text:style-name="T2">Puedo verlo ya, tu reino está</text:span><text:span text:style-name="T2"><text:line-break/></text:span><text:span text:style-name="T2">Puedo oírlo ya, el cielo viene</text:span><text:span text:style-name="T2"><text:line-break/></text:span><text:span text:style-name="T2">Dijiste: "Al pedir recibirán"</text:span><text:span text:style-name="T2"><text:line-break/></text:span><text:span text:style-name="T2">Por eso te pedimos, queremos má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3" draw:text-style-name="P2" draw:layer="layout" svg:width="28cm" svg:height="15.75cm" svg:x="0cm" svg:y="0cm" presentation:class="title" presentation:user-transformed="true">
          <draw:text-box>
            <text:p text:style-name="P2"><text:span text:style-name="T2">Sopla Espíritu</text:span><text:span text:style-name="T2"><text:line-break/></text:span><text:span text:style-name="T2">Muévete, estamos listos</text:span><text:span text:style-name="T2"><text:line-break/></text:span><text:span text:style-name="T2">Sopla Espíritu</text:span><text:span text:style-name="T2"><text:line-break/></text:span><text:span text:style-name="T2">Ven y haz lo que solo puedes Tú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09T18:22:37.657000000</meta:creation-date>
    <dc:date>2023-02-09T18:51:52.795000000</dc:date>
    <meta:editing-duration>PT29M16S</meta:editing-duration>
    <meta:editing-cycles>1</meta:editing-cycles>
    <meta:document-statistic meta:object-count="45"/>
    <meta:generator>Real_Office/6.2.3.2$Windows_x86 LibreOffice_project/b40a93cffb3080b9876e40c60e03703e9bd35612</meta:generator>
  </office:meta>
</office:document-meta>
</file>